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index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ap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pamine</text:p>
          </table:table-cell>
          <table:table-cell office:value-type="float" office:value="0.297654435450109" calcext:value-type="float">
            <text:p>0.297654435450109</text:p>
          </table:table-cell>
          <table:table-cell office:value-type="float" office:value="0.543906379880444" calcext:value-type="float">
            <text:p>0.543906379880444</text:p>
          </table:table-cell>
          <table:table-cell office:value-type="float" office:value="0.513150398611306" calcext:value-type="float">
            <text:p>0.513150398611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pamine</text:p>
          </table:table-cell>
          <table:table-cell office:value-type="float" office:value="0.515978926937499" calcext:value-type="float">
            <text:p>0.515978926937499</text:p>
          </table:table-cell>
          <table:table-cell office:value-type="float" office:value="0.650189629306035" calcext:value-type="float">
            <text:p>0.650189629306035</text:p>
          </table:table-cell>
          <table:table-cell office:value-type="float" office:value="0.601911700083495" calcext:value-type="float">
            <text:p>0.601911700083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pamine</text:p>
          </table:table-cell>
          <table:table-cell office:value-type="float" office:value="0.489228106820128" calcext:value-type="float">
            <text:p>0.489228106820128</text:p>
          </table:table-cell>
          <table:table-cell office:value-type="float" office:value="0.545527463311057" calcext:value-type="float">
            <text:p>0.545527463311057</text:p>
          </table:table-cell>
          <table:table-cell office:value-type="float" office:value="0.493079074085262" calcext:value-type="float">
            <text:p>0.493079074085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pamine</text:p>
          </table:table-cell>
          <table:table-cell office:value-type="float" office:value="0.509272712382267" calcext:value-type="float">
            <text:p>0.509272712382267</text:p>
          </table:table-cell>
          <table:table-cell office:value-type="float" office:value="0.616378776697441" calcext:value-type="float">
            <text:p>0.616378776697441</text:p>
          </table:table-cell>
          <table:table-cell office:value-type="float" office:value="0.611745082203067" calcext:value-type="float">
            <text:p>0.611745082203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pamine</text:p>
          </table:table-cell>
          <table:table-cell office:value-type="float" office:value="0.38405277446102" calcext:value-type="float">
            <text:p>0.38405277446102</text:p>
          </table:table-cell>
          <table:table-cell office:value-type="float" office:value="0.357593677716916" calcext:value-type="float">
            <text:p>0.357593677716916</text:p>
          </table:table-cell>
          <table:table-cell office:value-type="float" office:value="0.454168744610237" calcext:value-type="float">
            <text:p>0.454168744610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CK</text:p>
          </table:table-cell>
          <table:table-cell office:value-type="float" office:value="0.503956343125115" calcext:value-type="float">
            <text:p>0.503956343125115</text:p>
          </table:table-cell>
          <table:table-cell office:value-type="float" office:value="0.613185583508346" calcext:value-type="float">
            <text:p>0.613185583508346</text:p>
          </table:table-cell>
          <table:table-cell office:value-type="float" office:value="0.614316782139016" calcext:value-type="float">
            <text:p>0.614316782139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CK</text:p>
          </table:table-cell>
          <table:table-cell office:value-type="float" office:value="0.54613182453998" calcext:value-type="float">
            <text:p>0.54613182453998</text:p>
          </table:table-cell>
          <table:table-cell office:value-type="float" office:value="0.528704572052696" calcext:value-type="float">
            <text:p>0.528704572052696</text:p>
          </table:table-cell>
          <table:table-cell office:value-type="float" office:value="0.589701921165165" calcext:value-type="float">
            <text:p>0.589701921165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CK</text:p>
          </table:table-cell>
          <table:table-cell office:value-type="float" office:value="0.512137915443694" calcext:value-type="float">
            <text:p>0.512137915443694</text:p>
          </table:table-cell>
          <table:table-cell office:value-type="float" office:value="0.537272184145278" calcext:value-type="float">
            <text:p>0.537272184145278</text:p>
          </table:table-cell>
          <table:table-cell office:value-type="float" office:value="0.600970025710603" calcext:value-type="float">
            <text:p>0.600970025710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CK</text:p>
          </table:table-cell>
          <table:table-cell office:value-type="float" office:value="0.477005244336568" calcext:value-type="float">
            <text:p>0.477005244336568</text:p>
          </table:table-cell>
          <table:table-cell office:value-type="float" office:value="0.565893054626569" calcext:value-type="float">
            <text:p>0.565893054626569</text:p>
          </table:table-cell>
          <table:table-cell office:value-type="float" office:value="0.571723750535146" calcext:value-type="float">
            <text:p>0.571723750535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CK</text:p>
          </table:table-cell>
          <table:table-cell office:value-type="float" office:value="0.590920376225109" calcext:value-type="float">
            <text:p>0.590920376225109</text:p>
          </table:table-cell>
          <table:table-cell office:value-type="float" office:value="0.621504122903829" calcext:value-type="float">
            <text:p>0.621504122903829</text:p>
          </table:table-cell>
          <table:table-cell office:value-type="float" office:value="0.66201849997169" calcext:value-type="float">
            <text:p>0.66201849997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K2</text:p>
          </table:table-cell>
          <table:table-cell office:value-type="float" office:value="0.629129150257009" calcext:value-type="float">
            <text:p>0.629129150257009</text:p>
          </table:table-cell>
          <table:table-cell office:value-type="float" office:value="0.694049710470975" calcext:value-type="float">
            <text:p>0.694049710470975</text:p>
          </table:table-cell>
          <table:table-cell office:value-type="float" office:value="0.674218859630336" calcext:value-type="float">
            <text:p>0.674218859630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K2</text:p>
          </table:table-cell>
          <table:table-cell office:value-type="float" office:value="0.615834439166088" calcext:value-type="float">
            <text:p>0.615834439166088</text:p>
          </table:table-cell>
          <table:table-cell office:value-type="float" office:value="0.704834962399711" calcext:value-type="float">
            <text:p>0.704834962399711</text:p>
          </table:table-cell>
          <table:table-cell office:value-type="float" office:value="0.683324891201185" calcext:value-type="float">
            <text:p>0.683324891201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K2</text:p>
          </table:table-cell>
          <table:table-cell office:value-type="float" office:value="0.578261712319927" calcext:value-type="float">
            <text:p>0.578261712319927</text:p>
          </table:table-cell>
          <table:table-cell office:value-type="float" office:value="0.66964073778484" calcext:value-type="float">
            <text:p>0.66964073778484</text:p>
          </table:table-cell>
          <table:table-cell office:value-type="float" office:value="0.636826149995682" calcext:value-type="float">
            <text:p>0.636826149995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K2</text:p>
          </table:table-cell>
          <table:table-cell office:value-type="float" office:value="0.571963774224116" calcext:value-type="float">
            <text:p>0.571963774224116</text:p>
          </table:table-cell>
          <table:table-cell office:value-type="float" office:value="0.661491850327782" calcext:value-type="float">
            <text:p>0.661491850327782</text:p>
          </table:table-cell>
          <table:table-cell office:value-type="float" office:value="0.677482707357478" calcext:value-type="float">
            <text:p>0.677482707357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K2</text:p>
          </table:table-cell>
          <table:table-cell office:value-type="float" office:value="0.585469322483179" calcext:value-type="float">
            <text:p>0.585469322483179</text:p>
          </table:table-cell>
          <table:table-cell office:value-type="float" office:value="0.661478912151489" calcext:value-type="float">
            <text:p>0.661478912151489</text:p>
          </table:table-cell>
          <table:table-cell office:value-type="float" office:value="0.641437947937104" calcext:value-type="float">
            <text:p>0.641437947937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etylcholinesterase</text:p>
          </table:table-cell>
          <table:table-cell office:value-type="float" office:value="0.613427688913745" calcext:value-type="float">
            <text:p>0.613427688913745</text:p>
          </table:table-cell>
          <table:table-cell office:value-type="float" office:value="0.708863646498796" calcext:value-type="float">
            <text:p>0.708863646498796</text:p>
          </table:table-cell>
          <table:table-cell office:value-type="float" office:value="0.668743603997052" calcext:value-type="float">
            <text:p>0.6687436039970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etylcholinesterase</text:p>
          </table:table-cell>
          <table:table-cell office:value-type="float" office:value="0.651392579301296" calcext:value-type="float">
            <text:p>0.651392579301296</text:p>
          </table:table-cell>
          <table:table-cell office:value-type="float" office:value="0.724396041390542" calcext:value-type="float">
            <text:p>0.724396041390542</text:p>
          </table:table-cell>
          <table:table-cell office:value-type="float" office:value="0.714779624930955" calcext:value-type="float">
            <text:p>0.7147796249309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etylcholinesterase</text:p>
          </table:table-cell>
          <table:table-cell office:value-type="float" office:value="0.638975369742529" calcext:value-type="float">
            <text:p>0.638975369742529</text:p>
          </table:table-cell>
          <table:table-cell office:value-type="float" office:value="0.689940500244763" calcext:value-type="float">
            <text:p>0.689940500244763</text:p>
          </table:table-cell>
          <table:table-cell office:value-type="float" office:value="0.738049497329367" calcext:value-type="float">
            <text:p>0.738049497329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etylcholinesterase</text:p>
          </table:table-cell>
          <table:table-cell office:value-type="float" office:value="0.583243961944252" calcext:value-type="float">
            <text:p>0.583243961944252</text:p>
          </table:table-cell>
          <table:table-cell office:value-type="float" office:value="0.660431073175973" calcext:value-type="float">
            <text:p>0.660431073175973</text:p>
          </table:table-cell>
          <table:table-cell office:value-type="float" office:value="0.687881230755033" calcext:value-type="float">
            <text:p>0.6878812307550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etylcholinesterase</text:p>
          </table:table-cell>
          <table:table-cell office:value-type="float" office:value="0.61637522086994" calcext:value-type="float">
            <text:p>0.61637522086994</text:p>
          </table:table-cell>
          <table:table-cell office:value-type="float" office:value="0.69022101916195" calcext:value-type="float">
            <text:p>0.69022101916195</text:p>
          </table:table-cell>
          <table:table-cell office:value-type="float" office:value="0.692953056259306" calcext:value-type="float">
            <text:p>0.6929530562593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lycogen</text:p>
          </table:table-cell>
          <table:table-cell office:value-type="float" office:value="0.554050134661657" calcext:value-type="float">
            <text:p>0.554050134661657</text:p>
          </table:table-cell>
          <table:table-cell office:value-type="float" office:value="0.606376653526644" calcext:value-type="float">
            <text:p>0.606376653526644</text:p>
          </table:table-cell>
          <table:table-cell office:value-type="float" office:value="0.643809853349501" calcext:value-type="float">
            <text:p>0.6438098533495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lycogen</text:p>
          </table:table-cell>
          <table:table-cell office:value-type="float" office:value="0.528686065421615" calcext:value-type="float">
            <text:p>0.528686065421615</text:p>
          </table:table-cell>
          <table:table-cell office:value-type="float" office:value="0.599472313126052" calcext:value-type="float">
            <text:p>0.599472313126052</text:p>
          </table:table-cell>
          <table:table-cell office:value-type="float" office:value="0.573484886648063" calcext:value-type="float">
            <text:p>0.573484886648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lycogen</text:p>
          </table:table-cell>
          <table:table-cell office:value-type="float" office:value="0.537386393924651" calcext:value-type="float">
            <text:p>0.537386393924651</text:p>
          </table:table-cell>
          <table:table-cell office:value-type="float" office:value="0.581938807502706" calcext:value-type="float">
            <text:p>0.581938807502706</text:p>
          </table:table-cell>
          <table:table-cell office:value-type="float" office:value="0.596912019522154" calcext:value-type="float">
            <text:p>0.596912019522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lycogen</text:p>
          </table:table-cell>
          <table:table-cell office:value-type="float" office:value="0.542700377695698" calcext:value-type="float">
            <text:p>0.542700377695698</text:p>
          </table:table-cell>
          <table:table-cell office:value-type="float" office:value="0.60107502742451" calcext:value-type="float">
            <text:p>0.60107502742451</text:p>
          </table:table-cell>
          <table:table-cell office:value-type="float" office:value="0.62365080791094" calcext:value-type="float">
            <text:p>0.623650807910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lycogen</text:p>
          </table:table-cell>
          <table:table-cell office:value-type="float" office:value="0.477600802609739" calcext:value-type="float">
            <text:p>0.477600802609739</text:p>
          </table:table-cell>
          <table:table-cell office:value-type="float" office:value="0.553908262841806" calcext:value-type="float">
            <text:p>0.553908262841806</text:p>
          </table:table-cell>
          <table:table-cell office:value-type="float" office:value="0.551993000417884" calcext:value-type="float">
            <text:p>0.5519930004178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ucocorticoid</text:p>
          </table:table-cell>
          <table:table-cell office:value-type="float" office:value="0.596397937069117" calcext:value-type="float">
            <text:p>0.596397937069117</text:p>
          </table:table-cell>
          <table:table-cell office:value-type="float" office:value="0.575497626619017" calcext:value-type="float">
            <text:p>0.575497626619017</text:p>
          </table:table-cell>
          <table:table-cell office:value-type="float" office:value="0.605975112528126" calcext:value-type="float">
            <text:p>0.6059751125281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lucocorticoid</text:p>
          </table:table-cell>
          <table:table-cell office:value-type="float" office:value="0.491684400555856" calcext:value-type="float">
            <text:p>0.491684400555856</text:p>
          </table:table-cell>
          <table:table-cell office:value-type="float" office:value="0.606937722977506" calcext:value-type="float">
            <text:p>0.606937722977506</text:p>
          </table:table-cell>
          <table:table-cell office:value-type="float" office:value="0.616058569055539" calcext:value-type="float">
            <text:p>0.6160585690555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lucocorticoid</text:p>
          </table:table-cell>
          <table:table-cell office:value-type="float" office:value="0.602035382238127" calcext:value-type="float">
            <text:p>0.602035382238127</text:p>
          </table:table-cell>
          <table:table-cell office:value-type="float" office:value="0.650321259421412" calcext:value-type="float">
            <text:p>0.650321259421412</text:p>
          </table:table-cell>
          <table:table-cell office:value-type="float" office:value="0.677565963749322" calcext:value-type="float">
            <text:p>0.677565963749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ucocorticoid</text:p>
          </table:table-cell>
          <table:table-cell office:value-type="float" office:value="0.481401774098775" calcext:value-type="float">
            <text:p>0.481401774098775</text:p>
          </table:table-cell>
          <table:table-cell office:value-type="float" office:value="0.642843795339779" calcext:value-type="float">
            <text:p>0.642843795339779</text:p>
          </table:table-cell>
          <table:table-cell office:value-type="float" office:value="0.6578857785142" calcext:value-type="float">
            <text:p>0.6578857785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lucocorticoid</text:p>
          </table:table-cell>
          <table:table-cell office:value-type="float" office:value="0.555759202659736" calcext:value-type="float">
            <text:p>0.555759202659736</text:p>
          </table:table-cell>
          <table:table-cell office:value-type="float" office:value="0.610043086312968" calcext:value-type="float">
            <text:p>0.610043086312968</text:p>
          </table:table-cell>
          <table:table-cell office:value-type="float" office:value="0.625433689676338" calcext:value-type="float">
            <text:p>0.625433689676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2a</text:p>
          </table:table-cell>
          <table:table-cell office:value-type="float" office:value="0.501867780958195" calcext:value-type="float">
            <text:p>0.501867780958195</text:p>
          </table:table-cell>
          <table:table-cell office:value-type="float" office:value="0.782878930829854" calcext:value-type="float">
            <text:p>0.782878930829854</text:p>
          </table:table-cell>
          <table:table-cell office:value-type="float" office:value="0.619973964220977" calcext:value-type="float">
            <text:p>0.6199739642209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2a</text:p>
          </table:table-cell>
          <table:table-cell office:value-type="float" office:value="0.606740220864826" calcext:value-type="float">
            <text:p>0.606740220864826</text:p>
          </table:table-cell>
          <table:table-cell office:value-type="float" office:value="0.572487146363485" calcext:value-type="float">
            <text:p>0.572487146363485</text:p>
          </table:table-cell>
          <table:table-cell office:value-type="float" office:value="0.672890061804263" calcext:value-type="float">
            <text:p>0.6728900618042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2a</text:p>
          </table:table-cell>
          <table:table-cell office:value-type="float" office:value="0.52169516157042" calcext:value-type="float">
            <text:p>0.52169516157042</text:p>
          </table:table-cell>
          <table:table-cell office:value-type="float" office:value="0.345826321291008" calcext:value-type="float">
            <text:p>0.345826321291008</text:p>
          </table:table-cell>
          <table:table-cell office:value-type="float" office:value="0.439612838076407" calcext:value-type="float">
            <text:p>0.4396128380764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2a</text:p>
          </table:table-cell>
          <table:table-cell office:value-type="float" office:value="0.476867779343957" calcext:value-type="float">
            <text:p>0.476867779343957</text:p>
          </table:table-cell>
          <table:table-cell office:value-type="float" office:value="0.562656014881983" calcext:value-type="float">
            <text:p>0.562656014881983</text:p>
          </table:table-cell>
          <table:table-cell office:value-type="float" office:value="0.697086257871286" calcext:value-type="float">
            <text:p>0.697086257871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2a</text:p>
          </table:table-cell>
          <table:table-cell office:value-type="float" office:value="0.204341082419517" calcext:value-type="float">
            <text:p>0.204341082419517</text:p>
          </table:table-cell>
          <table:table-cell office:value-type="float" office:value="0.487801261489696" calcext:value-type="float">
            <text:p>0.487801261489696</text:p>
          </table:table-cell>
          <table:table-cell office:value-type="float" office:value="0.353592799355373" calcext:value-type="float">
            <text:p>0.3535927993553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X-1</text:p>
          </table:table-cell>
          <table:table-cell office:value-type="float" office:value="0.266333450355348" calcext:value-type="float">
            <text:p>0.266333450355348</text:p>
          </table:table-cell>
          <table:table-cell office:value-type="float" office:value="0.309582629912357" calcext:value-type="float">
            <text:p>0.309582629912357</text:p>
          </table:table-cell>
          <table:table-cell office:value-type="float" office:value="0.317862204652414" calcext:value-type="float">
            <text:p>0.3178622046524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X-1</text:p>
          </table:table-cell>
          <table:table-cell office:value-type="float" office:value="0.352101578270795" calcext:value-type="float">
            <text:p>0.352101578270795</text:p>
          </table:table-cell>
          <table:table-cell office:value-type="float" office:value="0.373363537657891" calcext:value-type="float">
            <text:p>0.373363537657891</text:p>
          </table:table-cell>
          <table:table-cell office:value-type="float" office:value="0.361843287722429" calcext:value-type="float">
            <text:p>0.361843287722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X-1</text:p>
          </table:table-cell>
          <table:table-cell office:value-type="float" office:value="0.318605636632965" calcext:value-type="float">
            <text:p>0.318605636632965</text:p>
          </table:table-cell>
          <table:table-cell office:value-type="float" office:value="0.401347364897721" calcext:value-type="float">
            <text:p>0.401347364897721</text:p>
          </table:table-cell>
          <table:table-cell office:value-type="float" office:value="0.383206043809548" calcext:value-type="float">
            <text:p>0.3832060438095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X-1</text:p>
          </table:table-cell>
          <table:table-cell office:value-type="float" office:value="0.33863821507034" calcext:value-type="float">
            <text:p>0.33863821507034</text:p>
          </table:table-cell>
          <table:table-cell office:value-type="float" office:value="0.407421077312977" calcext:value-type="float">
            <text:p>0.407421077312977</text:p>
          </table:table-cell>
          <table:table-cell office:value-type="float" office:value="0.405266576521897" calcext:value-type="float">
            <text:p>0.405266576521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X-1</text:p>
          </table:table-cell>
          <table:table-cell office:value-type="float" office:value="0.243537904262059" calcext:value-type="float">
            <text:p>0.243537904262059</text:p>
          </table:table-cell>
          <table:table-cell office:value-type="float" office:value="0.355069837347239" calcext:value-type="float">
            <text:p>0.355069837347239</text:p>
          </table:table-cell>
          <table:table-cell office:value-type="float" office:value="0.31183071239284" calcext:value-type="float">
            <text:p>0.311830712392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hydrofolate</text:p>
          </table:table-cell>
          <table:table-cell office:value-type="float" office:value="0.52238515339281" calcext:value-type="float">
            <text:p>0.52238515339281</text:p>
          </table:table-cell>
          <table:table-cell office:value-type="float" office:value="0.478831560024206" calcext:value-type="float">
            <text:p>0.478831560024206</text:p>
          </table:table-cell>
          <table:table-cell office:value-type="float" office:value="0.435404315974686" calcext:value-type="float">
            <text:p>0.4354043159746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hydrofolate</text:p>
          </table:table-cell>
          <table:table-cell office:value-type="float" office:value="0.521993195853812" calcext:value-type="float">
            <text:p>0.521993195853812</text:p>
          </table:table-cell>
          <table:table-cell office:value-type="float" office:value="0.565843454060254" calcext:value-type="float">
            <text:p>0.565843454060254</text:p>
          </table:table-cell>
          <table:table-cell office:value-type="float" office:value="0.501695990910262" calcext:value-type="float">
            <text:p>0.5016959909102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hydrofolate</text:p>
          </table:table-cell>
          <table:table-cell office:value-type="float" office:value="0.473621126295261" calcext:value-type="float">
            <text:p>0.473621126295261</text:p>
          </table:table-cell>
          <table:table-cell office:value-type="float" office:value="0.504006394734943" calcext:value-type="float">
            <text:p>0.504006394734943</text:p>
          </table:table-cell>
          <table:table-cell office:value-type="float" office:value="0.46702151321623" calcext:value-type="float">
            <text:p>0.467021513216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hydrofolate</text:p>
          </table:table-cell>
          <table:table-cell office:value-type="float" office:value="0.473390064183821" calcext:value-type="float">
            <text:p>0.473390064183821</text:p>
          </table:table-cell>
          <table:table-cell office:value-type="float" office:value="0.630106382486173" calcext:value-type="float">
            <text:p>0.630106382486173</text:p>
          </table:table-cell>
          <table:table-cell office:value-type="float" office:value="0.550768561574023" calcext:value-type="float">
            <text:p>0.5507685615740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hydrofolate</text:p>
          </table:table-cell>
          <table:table-cell office:value-type="float" office:value="0.481179783664065" calcext:value-type="float">
            <text:p>0.481179783664065</text:p>
          </table:table-cell>
          <table:table-cell office:value-type="float" office:value="0.245194380550623" calcext:value-type="float">
            <text:p>0.245194380550623</text:p>
          </table:table-cell>
          <table:table-cell office:value-type="float" office:value="0.444253290609193" calcext:value-type="float">
            <text:p>0.4442532906091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noamine</text:p>
          </table:table-cell>
          <table:table-cell office:value-type="float" office:value="0.436175326253365" calcext:value-type="float">
            <text:p>0.436175326253365</text:p>
          </table:table-cell>
          <table:table-cell office:value-type="float" office:value="0.593523818927371" calcext:value-type="float">
            <text:p>0.593523818927371</text:p>
          </table:table-cell>
          <table:table-cell office:value-type="float" office:value="0.59413640028521" calcext:value-type="float">
            <text:p>0.59413640028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noamine</text:p>
          </table:table-cell>
          <table:table-cell office:value-type="float" office:value="0.508101011289322" calcext:value-type="float">
            <text:p>0.508101011289322</text:p>
          </table:table-cell>
          <table:table-cell office:value-type="float" office:value="0.62667988548285" calcext:value-type="float">
            <text:p>0.62667988548285</text:p>
          </table:table-cell>
          <table:table-cell office:value-type="float" office:value="0.563008432602454" calcext:value-type="float">
            <text:p>0.563008432602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noamine</text:p>
          </table:table-cell>
          <table:table-cell office:value-type="float" office:value="0.539533684187415" calcext:value-type="float">
            <text:p>0.539533684187415</text:p>
          </table:table-cell>
          <table:table-cell office:value-type="float" office:value="0.615719191217225" calcext:value-type="float">
            <text:p>0.615719191217225</text:p>
          </table:table-cell>
          <table:table-cell office:value-type="float" office:value="0.589265915365741" calcext:value-type="float">
            <text:p>0.5892659153657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noamine</text:p>
          </table:table-cell>
          <table:table-cell office:value-type="float" office:value="0.505780482735472" calcext:value-type="float">
            <text:p>0.505780482735472</text:p>
          </table:table-cell>
          <table:table-cell office:value-type="float" office:value="0.596285183219177" calcext:value-type="float">
            <text:p>0.596285183219177</text:p>
          </table:table-cell>
          <table:table-cell office:value-type="float" office:value="0.60661232866959" calcext:value-type="float">
            <text:p>0.606612328669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noamine</text:p>
          </table:table-cell>
          <table:table-cell office:value-type="float" office:value="0.545300743694612" calcext:value-type="float">
            <text:p>0.545300743694612</text:p>
          </table:table-cell>
          <table:table-cell office:value-type="float" office:value="0.620788208280277" calcext:value-type="float">
            <text:p>0.620788208280277</text:p>
          </table:table-cell>
          <table:table-cell office:value-type="float" office:value="0.609005554292722" calcext:value-type="float">
            <text:p>0.6090055542927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BL1</text:p>
          </table:table-cell>
          <table:table-cell office:value-type="float" office:value="0.594554057949184" calcext:value-type="float">
            <text:p>0.594554057949184</text:p>
          </table:table-cell>
          <table:table-cell office:value-type="float" office:value="0.599660373270077" calcext:value-type="float">
            <text:p>0.599660373270077</text:p>
          </table:table-cell>
          <table:table-cell office:value-type="float" office:value="0.60595032258296" calcext:value-type="float">
            <text:p>0.605950322582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L1</text:p>
          </table:table-cell>
          <table:table-cell office:value-type="float" office:value="0.572821531531555" calcext:value-type="float">
            <text:p>0.572821531531555</text:p>
          </table:table-cell>
          <table:table-cell office:value-type="float" office:value="0.594152461352183" calcext:value-type="float">
            <text:p>0.594152461352183</text:p>
          </table:table-cell>
          <table:table-cell office:value-type="float" office:value="0.605377084864595" calcext:value-type="float">
            <text:p>0.6053770848645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BL1</text:p>
          </table:table-cell>
          <table:table-cell office:value-type="float" office:value="0.563435914427055" calcext:value-type="float">
            <text:p>0.563435914427055</text:p>
          </table:table-cell>
          <table:table-cell office:value-type="float" office:value="0.541311249769707" calcext:value-type="float">
            <text:p>0.541311249769707</text:p>
          </table:table-cell>
          <table:table-cell office:value-type="float" office:value="0.61031018805107" calcext:value-type="float">
            <text:p>0.610310188051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L1</text:p>
          </table:table-cell>
          <table:table-cell office:value-type="float" office:value="0.521937091756973" calcext:value-type="float">
            <text:p>0.521937091756973</text:p>
          </table:table-cell>
          <table:table-cell office:value-type="float" office:value="0.576377225612556" calcext:value-type="float">
            <text:p>0.576377225612556</text:p>
          </table:table-cell>
          <table:table-cell office:value-type="float" office:value="0.566564702232749" calcext:value-type="float">
            <text:p>0.5665647022327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BL1</text:p>
          </table:table-cell>
          <table:table-cell office:value-type="float" office:value="0.577504984610088" calcext:value-type="float">
            <text:p>0.577504984610088</text:p>
          </table:table-cell>
          <table:table-cell office:value-type="float" office:value="0.586359053066604" calcext:value-type="float">
            <text:p>0.586359053066604</text:p>
          </table:table-cell>
          <table:table-cell office:value-type="float" office:value="0.664525836404786" calcext:value-type="float">
            <text:p>0.6645258364047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rbB1</text:p>
          </table:table-cell>
          <table:table-cell office:value-type="float" office:value="0.640701948017607" calcext:value-type="float">
            <text:p>0.640701948017607</text:p>
          </table:table-cell>
          <table:table-cell office:value-type="float" office:value="0.67785969806363" calcext:value-type="float">
            <text:p>0.67785969806363</text:p>
          </table:table-cell>
          <table:table-cell office:value-type="float" office:value="0.695702852452108" calcext:value-type="float">
            <text:p>0.695702852452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bB1</text:p>
          </table:table-cell>
          <table:table-cell office:value-type="float" office:value="0.692798826268125" calcext:value-type="float">
            <text:p>0.692798826268125</text:p>
          </table:table-cell>
          <table:table-cell office:value-type="float" office:value="0.727005541802699" calcext:value-type="float">
            <text:p>0.727005541802699</text:p>
          </table:table-cell>
          <table:table-cell office:value-type="float" office:value="0.737900010690238" calcext:value-type="float">
            <text:p>0.737900010690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rbB1</text:p>
          </table:table-cell>
          <table:table-cell office:value-type="float" office:value="0.700819946986666" calcext:value-type="float">
            <text:p>0.700819946986666</text:p>
          </table:table-cell>
          <table:table-cell office:value-type="float" office:value="0.699892333303945" calcext:value-type="float">
            <text:p>0.699892333303945</text:p>
          </table:table-cell>
          <table:table-cell office:value-type="float" office:value="0.690093415540185" calcext:value-type="float">
            <text:p>0.6900934155401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rbB1</text:p>
          </table:table-cell>
          <table:table-cell office:value-type="float" office:value="0.675108279525024" calcext:value-type="float">
            <text:p>0.675108279525024</text:p>
          </table:table-cell>
          <table:table-cell office:value-type="float" office:value="0.699552971104342" calcext:value-type="float">
            <text:p>0.699552971104342</text:p>
          </table:table-cell>
          <table:table-cell office:value-type="float" office:value="0.691496901615539" calcext:value-type="float">
            <text:p>0.6914969016155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rbB1</text:p>
          </table:table-cell>
          <table:table-cell office:value-type="float" office:value="0.644521646489294" calcext:value-type="float">
            <text:p>0.644521646489294</text:p>
          </table:table-cell>
          <table:table-cell office:value-type="float" office:value="0.707496013541589" calcext:value-type="float">
            <text:p>0.707496013541589</text:p>
          </table:table-cell>
          <table:table-cell office:value-type="float" office:value="0.690218329070647" calcext:value-type="float">
            <text:p>0.6902183290706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nnabinoid</text:p>
          </table:table-cell>
          <table:table-cell office:value-type="float" office:value="0.624333538307561" calcext:value-type="float">
            <text:p>0.624333538307561</text:p>
          </table:table-cell>
          <table:table-cell office:value-type="float" office:value="0.655066819987685" calcext:value-type="float">
            <text:p>0.655066819987685</text:p>
          </table:table-cell>
          <table:table-cell office:value-type="float" office:value="0.662483957220624" calcext:value-type="float">
            <text:p>0.6624839572206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nnabinoid</text:p>
          </table:table-cell>
          <table:table-cell office:value-type="float" office:value="0.531159921483016" calcext:value-type="float">
            <text:p>0.531159921483016</text:p>
          </table:table-cell>
          <table:table-cell office:value-type="float" office:value="0.620046442950283" calcext:value-type="float">
            <text:p>0.620046442950283</text:p>
          </table:table-cell>
          <table:table-cell office:value-type="float" office:value="0.580658332573116" calcext:value-type="float">
            <text:p>0.5806583325731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nnabinoid</text:p>
          </table:table-cell>
          <table:table-cell office:value-type="float" office:value="0.604528426069922" calcext:value-type="float">
            <text:p>0.604528426069922</text:p>
          </table:table-cell>
          <table:table-cell office:value-type="float" office:value="0.621429731865142" calcext:value-type="float">
            <text:p>0.621429731865142</text:p>
          </table:table-cell>
          <table:table-cell office:value-type="float" office:value="0.609519116648553" calcext:value-type="float">
            <text:p>0.6095191166485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nnabinoid</text:p>
          </table:table-cell>
          <table:table-cell office:value-type="float" office:value="0.576020595133081" calcext:value-type="float">
            <text:p>0.576020595133081</text:p>
          </table:table-cell>
          <table:table-cell office:value-type="float" office:value="0.628828600753047" calcext:value-type="float">
            <text:p>0.628828600753047</text:p>
          </table:table-cell>
          <table:table-cell office:value-type="float" office:value="0.671256764980936" calcext:value-type="float">
            <text:p>0.6712567649809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nnabinoid</text:p>
          </table:table-cell>
          <table:table-cell office:value-type="float" office:value="0.632629254503653" calcext:value-type="float">
            <text:p>0.632629254503653</text:p>
          </table:table-cell>
          <table:table-cell office:value-type="float" office:value="0.690810125925769" calcext:value-type="float">
            <text:p>0.690810125925769</text:p>
          </table:table-cell>
          <table:table-cell office:value-type="float" office:value="0.704752877646046" calcext:value-type="float">
            <text:p>0.7047528776460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bonic</text:p>
          </table:table-cell>
          <table:table-cell office:value-type="float" office:value="0.714017352917553" calcext:value-type="float">
            <text:p>0.714017352917553</text:p>
          </table:table-cell>
          <table:table-cell office:value-type="float" office:value="0.742914470890878" calcext:value-type="float">
            <text:p>0.742914470890878</text:p>
          </table:table-cell>
          <table:table-cell office:value-type="float" office:value="0.759786474332022" calcext:value-type="float">
            <text:p>0.759786474332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bonic</text:p>
          </table:table-cell>
          <table:table-cell office:value-type="float" office:value="0.733788168679422" calcext:value-type="float">
            <text:p>0.733788168679422</text:p>
          </table:table-cell>
          <table:table-cell office:value-type="float" office:value="0.794929434497718" calcext:value-type="float">
            <text:p>0.794929434497718</text:p>
          </table:table-cell>
          <table:table-cell office:value-type="float" office:value="0.779690446759116" calcext:value-type="float">
            <text:p>0.7796904467591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bonic</text:p>
          </table:table-cell>
          <table:table-cell office:value-type="float" office:value="0.7495735585715" calcext:value-type="float">
            <text:p>0.7495735585715</text:p>
          </table:table-cell>
          <table:table-cell office:value-type="float" office:value="0.744352509571196" calcext:value-type="float">
            <text:p>0.744352509571196</text:p>
          </table:table-cell>
          <table:table-cell office:value-type="float" office:value="0.706620308613529" calcext:value-type="float">
            <text:p>0.706620308613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bonic</text:p>
          </table:table-cell>
          <table:table-cell office:value-type="float" office:value="0.746260141522892" calcext:value-type="float">
            <text:p>0.746260141522892</text:p>
          </table:table-cell>
          <table:table-cell office:value-type="float" office:value="0.758832247917138" calcext:value-type="float">
            <text:p>0.758832247917138</text:p>
          </table:table-cell>
          <table:table-cell office:value-type="float" office:value="0.794374284750024" calcext:value-type="float">
            <text:p>0.7943742847500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bonic</text:p>
          </table:table-cell>
          <table:table-cell office:value-type="float" office:value="0.734125949091995" calcext:value-type="float">
            <text:p>0.734125949091995</text:p>
          </table:table-cell>
          <table:table-cell office:value-type="float" office:value="0.740736200911504" calcext:value-type="float">
            <text:p>0.740736200911504</text:p>
          </table:table-cell>
          <table:table-cell office:value-type="float" office:value="0.824254760761422" calcext:value-type="float">
            <text:p>0.8242547607614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urora-A</text:p>
          </table:table-cell>
          <table:table-cell office:value-type="float" office:value="0.584596377010395" calcext:value-type="float">
            <text:p>0.584596377010395</text:p>
          </table:table-cell>
          <table:table-cell office:value-type="float" office:value="0.635878203742355" calcext:value-type="float">
            <text:p>0.635878203742355</text:p>
          </table:table-cell>
          <table:table-cell office:value-type="float" office:value="0.654802543273717" calcext:value-type="float">
            <text:p>0.6548025432737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urora-A</text:p>
          </table:table-cell>
          <table:table-cell office:value-type="float" office:value="0.55097829594188" calcext:value-type="float">
            <text:p>0.55097829594188</text:p>
          </table:table-cell>
          <table:table-cell office:value-type="float" office:value="0.641204272720982" calcext:value-type="float">
            <text:p>0.641204272720982</text:p>
          </table:table-cell>
          <table:table-cell office:value-type="float" office:value="0.608967676943319" calcext:value-type="float">
            <text:p>0.6089676769433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urora-A</text:p>
          </table:table-cell>
          <table:table-cell office:value-type="float" office:value="0.612483381680431" calcext:value-type="float">
            <text:p>0.612483381680431</text:p>
          </table:table-cell>
          <table:table-cell office:value-type="float" office:value="0.67602780510434" calcext:value-type="float">
            <text:p>0.67602780510434</text:p>
          </table:table-cell>
          <table:table-cell office:value-type="float" office:value="0.698223086201756" calcext:value-type="float">
            <text:p>0.69822308620175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urora-A</text:p>
          </table:table-cell>
          <table:table-cell office:value-type="float" office:value="0.62655285408404" calcext:value-type="float">
            <text:p>0.62655285408404</text:p>
          </table:table-cell>
          <table:table-cell office:value-type="float" office:value="0.673888509556758" calcext:value-type="float">
            <text:p>0.673888509556758</text:p>
          </table:table-cell>
          <table:table-cell office:value-type="float" office:value="0.68625168046019" calcext:value-type="float">
            <text:p>0.686251680460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urora-A</text:p>
          </table:table-cell>
          <table:table-cell office:value-type="float" office:value="0.645628899703502" calcext:value-type="float">
            <text:p>0.645628899703502</text:p>
          </table:table-cell>
          <table:table-cell office:value-type="float" office:value="0.663305421456068" calcext:value-type="float">
            <text:p>0.663305421456068</text:p>
          </table:table-cell>
          <table:table-cell office:value-type="float" office:value="0.681783486158981" calcext:value-type="float">
            <text:p>0.6817834861589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anilloid</text:p>
          </table:table-cell>
          <table:table-cell office:value-type="float" office:value="0.427220025122175" calcext:value-type="float">
            <text:p>0.427220025122175</text:p>
          </table:table-cell>
          <table:table-cell office:value-type="float" office:value="0.473576585114182" calcext:value-type="float">
            <text:p>0.473576585114182</text:p>
          </table:table-cell>
          <table:table-cell office:value-type="float" office:value="0.477469178415972" calcext:value-type="float">
            <text:p>0.4774691784159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anilloid</text:p>
          </table:table-cell>
          <table:table-cell office:value-type="float" office:value="0.400599870267437" calcext:value-type="float">
            <text:p>0.400599870267437</text:p>
          </table:table-cell>
          <table:table-cell office:value-type="float" office:value="0.41241553197905" calcext:value-type="float">
            <text:p>0.41241553197905</text:p>
          </table:table-cell>
          <table:table-cell office:value-type="float" office:value="0.453526046414171" calcext:value-type="float">
            <text:p>0.4535260464141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anilloid</text:p>
          </table:table-cell>
          <table:table-cell office:value-type="float" office:value="0.366324883573246" calcext:value-type="float">
            <text:p>0.366324883573246</text:p>
          </table:table-cell>
          <table:table-cell office:value-type="float" office:value="0.432809428233856" calcext:value-type="float">
            <text:p>0.432809428233856</text:p>
          </table:table-cell>
          <table:table-cell office:value-type="float" office:value="0.436635835823256" calcext:value-type="float">
            <text:p>0.436635835823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anilloid</text:p>
          </table:table-cell>
          <table:table-cell office:value-type="float" office:value="0.427745903325406" calcext:value-type="float">
            <text:p>0.427745903325406</text:p>
          </table:table-cell>
          <table:table-cell office:value-type="float" office:value="0.451387502616097" calcext:value-type="float">
            <text:p>0.451387502616097</text:p>
          </table:table-cell>
          <table:table-cell office:value-type="float" office:value="0.433849344807474" calcext:value-type="float">
            <text:p>0.4338493448074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anilloid</text:p>
          </table:table-cell>
          <table:table-cell office:value-type="float" office:value="0.334457076913391" calcext:value-type="float">
            <text:p>0.334457076913391</text:p>
          </table:table-cell>
          <table:table-cell office:value-type="float" office:value="0.428241073425953" calcext:value-type="float">
            <text:p>0.428241073425953</text:p>
          </table:table-cell>
          <table:table-cell office:value-type="float" office:value="0.396354075236015" calcext:value-type="float">
            <text:p>0.3963540752360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agulation</text:p>
          </table:table-cell>
          <table:table-cell office:value-type="float" office:value="0.524840917438965" calcext:value-type="float">
            <text:p>0.524840917438965</text:p>
          </table:table-cell>
          <table:table-cell office:value-type="float" office:value="0.637742431001243" calcext:value-type="float">
            <text:p>0.637742431001243</text:p>
          </table:table-cell>
          <table:table-cell office:value-type="float" office:value="0.614338864939382" calcext:value-type="float">
            <text:p>0.6143388649393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agulation</text:p>
          </table:table-cell>
          <table:table-cell office:value-type="float" office:value="0.486976021058076" calcext:value-type="float">
            <text:p>0.486976021058076</text:p>
          </table:table-cell>
          <table:table-cell office:value-type="float" office:value="0.581246524091016" calcext:value-type="float">
            <text:p>0.581246524091016</text:p>
          </table:table-cell>
          <table:table-cell office:value-type="float" office:value="0.596467966960228" calcext:value-type="float">
            <text:p>0.5964679669602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agulation</text:p>
          </table:table-cell>
          <table:table-cell office:value-type="float" office:value="0.513164655107564" calcext:value-type="float">
            <text:p>0.513164655107564</text:p>
          </table:table-cell>
          <table:table-cell office:value-type="float" office:value="0.619827999654127" calcext:value-type="float">
            <text:p>0.619827999654127</text:p>
          </table:table-cell>
          <table:table-cell office:value-type="float" office:value="0.607609897623664" calcext:value-type="float">
            <text:p>0.6076098976236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agulation</text:p>
          </table:table-cell>
          <table:table-cell office:value-type="float" office:value="0.497056940758749" calcext:value-type="float">
            <text:p>0.497056940758749</text:p>
          </table:table-cell>
          <table:table-cell office:value-type="float" office:value="0.551102232598377" calcext:value-type="float">
            <text:p>0.551102232598377</text:p>
          </table:table-cell>
          <table:table-cell office:value-type="float" office:value="0.551866622888969" calcext:value-type="float">
            <text:p>0.5518666228889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agulation</text:p>
          </table:table-cell>
          <table:table-cell office:value-type="float" office:value="0.498086186225061" calcext:value-type="float">
            <text:p>0.498086186225061</text:p>
          </table:table-cell>
          <table:table-cell office:value-type="float" office:value="0.590786853467008" calcext:value-type="float">
            <text:p>0.590786853467008</text:p>
          </table:table-cell>
          <table:table-cell office:value-type="float" office:value="0.532305041657959" calcext:value-type="float">
            <text:p>0.5323050416579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X-2</text:p>
          </table:table-cell>
          <table:table-cell office:value-type="float" office:value="0.511409603425225" calcext:value-type="float">
            <text:p>0.511409603425225</text:p>
          </table:table-cell>
          <table:table-cell office:value-type="float" office:value="0.582410619503666" calcext:value-type="float">
            <text:p>0.582410619503666</text:p>
          </table:table-cell>
          <table:table-cell office:value-type="float" office:value="0.583605856395931" calcext:value-type="float">
            <text:p>0.5836058563959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X-2</text:p>
          </table:table-cell>
          <table:table-cell office:value-type="float" office:value="0.493327288428107" calcext:value-type="float">
            <text:p>0.493327288428107</text:p>
          </table:table-cell>
          <table:table-cell office:value-type="float" office:value="0.527512306444302" calcext:value-type="float">
            <text:p>0.527512306444302</text:p>
          </table:table-cell>
          <table:table-cell office:value-type="float" office:value="0.571412453175934" calcext:value-type="float">
            <text:p>0.5714124531759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X-2</text:p>
          </table:table-cell>
          <table:table-cell office:value-type="float" office:value="0.513121281624051" calcext:value-type="float">
            <text:p>0.513121281624051</text:p>
          </table:table-cell>
          <table:table-cell office:value-type="float" office:value="0.538441774308462" calcext:value-type="float">
            <text:p>0.538441774308462</text:p>
          </table:table-cell>
          <table:table-cell office:value-type="float" office:value="0.570371940210687" calcext:value-type="float">
            <text:p>0.5703719402106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X-2</text:p>
          </table:table-cell>
          <table:table-cell office:value-type="float" office:value="0.531353288882406" calcext:value-type="float">
            <text:p>0.531353288882406</text:p>
          </table:table-cell>
          <table:table-cell office:value-type="float" office:value="0.582464939510005" calcext:value-type="float">
            <text:p>0.582464939510005</text:p>
          </table:table-cell>
          <table:table-cell office:value-type="float" office:value="0.619928700281396" calcext:value-type="float">
            <text:p>0.6199287002813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X-2</text:p>
          </table:table-cell>
          <table:table-cell office:value-type="float" office:value="0.514638451500966" calcext:value-type="float">
            <text:p>0.514638451500966</text:p>
          </table:table-cell>
          <table:table-cell office:value-type="float" office:value="0.547914537268959" calcext:value-type="float">
            <text:p>0.547914537268959</text:p>
          </table:table-cell>
          <table:table-cell office:value-type="float" office:value="0.554630948101618" calcext:value-type="float">
            <text:p>0.5546309481016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phrin</text:p>
          </table:table-cell>
          <table:table-cell office:value-type="float" office:value="0.482756944277807" calcext:value-type="float">
            <text:p>0.482756944277807</text:p>
          </table:table-cell>
          <table:table-cell office:value-type="float" office:value="0.600480121815433" calcext:value-type="float">
            <text:p>0.600480121815433</text:p>
          </table:table-cell>
          <table:table-cell office:value-type="float" office:value="0.586610039411131" calcext:value-type="float">
            <text:p>0.5866100394111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phrin</text:p>
          </table:table-cell>
          <table:table-cell office:value-type="float" office:value="0.498576451798557" calcext:value-type="float">
            <text:p>0.498576451798557</text:p>
          </table:table-cell>
          <table:table-cell office:value-type="float" office:value="0.581739720909314" calcext:value-type="float">
            <text:p>0.581739720909314</text:p>
          </table:table-cell>
          <table:table-cell office:value-type="float" office:value="0.610292793168773" calcext:value-type="float">
            <text:p>0.6102927931687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phrin</text:p>
          </table:table-cell>
          <table:table-cell office:value-type="float" office:value="0.493131558156465" calcext:value-type="float">
            <text:p>0.493131558156465</text:p>
          </table:table-cell>
          <table:table-cell office:value-type="float" office:value="0.569323349771151" calcext:value-type="float">
            <text:p>0.569323349771151</text:p>
          </table:table-cell>
          <table:table-cell office:value-type="float" office:value="0.576964006045357" calcext:value-type="float">
            <text:p>0.5769640060453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phrin</text:p>
          </table:table-cell>
          <table:table-cell office:value-type="float" office:value="0.524939874136496" calcext:value-type="float">
            <text:p>0.524939874136496</text:p>
          </table:table-cell>
          <table:table-cell office:value-type="float" office:value="0.611889532575534" calcext:value-type="float">
            <text:p>0.611889532575534</text:p>
          </table:table-cell>
          <table:table-cell office:value-type="float" office:value="0.582683048450374" calcext:value-type="float">
            <text:p>0.5826830484503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phrin</text:p>
          </table:table-cell>
          <table:table-cell office:value-type="float" office:value="0.467518112573607" calcext:value-type="float">
            <text:p>0.467518112573607</text:p>
          </table:table-cell>
          <table:table-cell office:value-type="float" office:value="0.594005634874299" calcext:value-type="float">
            <text:p>0.594005634874299</text:p>
          </table:table-cell>
          <table:table-cell office:value-type="float" office:value="0.605550382394297" calcext:value-type="float">
            <text:p>0.6055503823942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strogen</text:p>
          </table:table-cell>
          <table:table-cell office:value-type="float" office:value="0.707775047889609" calcext:value-type="float">
            <text:p>0.707775047889609</text:p>
          </table:table-cell>
          <table:table-cell office:value-type="float" office:value="0.7356090195804" calcext:value-type="float">
            <text:p>0.7356090195804</text:p>
          </table:table-cell>
          <table:table-cell office:value-type="float" office:value="0.751293137422441" calcext:value-type="float">
            <text:p>0.7512931374224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trogen</text:p>
          </table:table-cell>
          <table:table-cell office:value-type="float" office:value="0.671394411223447" calcext:value-type="float">
            <text:p>0.671394411223447</text:p>
          </table:table-cell>
          <table:table-cell office:value-type="float" office:value="0.741858535448306" calcext:value-type="float">
            <text:p>0.741858535448306</text:p>
          </table:table-cell>
          <table:table-cell office:value-type="float" office:value="0.736545257333681" calcext:value-type="float">
            <text:p>0.7365452573336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trogen</text:p>
          </table:table-cell>
          <table:table-cell office:value-type="float" office:value="0.662840609855091" calcext:value-type="float">
            <text:p>0.662840609855091</text:p>
          </table:table-cell>
          <table:table-cell office:value-type="float" office:value="0.735900522906354" calcext:value-type="float">
            <text:p>0.735900522906354</text:p>
          </table:table-cell>
          <table:table-cell office:value-type="float" office:value="0.760982690806624" calcext:value-type="float">
            <text:p>0.760982690806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strogen</text:p>
          </table:table-cell>
          <table:table-cell office:value-type="float" office:value="0.656786331025517" calcext:value-type="float">
            <text:p>0.656786331025517</text:p>
          </table:table-cell>
          <table:table-cell office:value-type="float" office:value="0.691358569547365" calcext:value-type="float">
            <text:p>0.691358569547365</text:p>
          </table:table-cell>
          <table:table-cell office:value-type="float" office:value="0.690537059376782" calcext:value-type="float">
            <text:p>0.6905370593767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strogen</text:p>
          </table:table-cell>
          <table:table-cell office:value-type="float" office:value="0.707487282701371" calcext:value-type="float">
            <text:p>0.707487282701371</text:p>
          </table:table-cell>
          <table:table-cell office:value-type="float" office:value="0.759904167842607" calcext:value-type="float">
            <text:p>0.759904167842607</text:p>
          </table:table-cell>
          <table:table-cell office:value-type="float" office:value="0.769288218352141" calcext:value-type="float">
            <text:p>0.7692882183521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spase</text:p>
          </table:table-cell>
          <table:table-cell office:value-type="float" office:value="0.732764163963196" calcext:value-type="float">
            <text:p>0.732764163963196</text:p>
          </table:table-cell>
          <table:table-cell office:value-type="float" office:value="0.814874090254595" calcext:value-type="float">
            <text:p>0.814874090254595</text:p>
          </table:table-cell>
          <table:table-cell office:value-type="float" office:value="0.809831536801869" calcext:value-type="float">
            <text:p>0.8098315368018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spase</text:p>
          </table:table-cell>
          <table:table-cell office:value-type="float" office:value="0.77365405919024" calcext:value-type="float">
            <text:p>0.77365405919024</text:p>
          </table:table-cell>
          <table:table-cell office:value-type="float" office:value="0.787889451997964" calcext:value-type="float">
            <text:p>0.787889451997964</text:p>
          </table:table-cell>
          <table:table-cell office:value-type="float" office:value="0.751254788212205" calcext:value-type="float">
            <text:p>0.7512547882122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spase</text:p>
          </table:table-cell>
          <table:table-cell office:value-type="float" office:value="0.778533222783221" calcext:value-type="float">
            <text:p>0.778533222783221</text:p>
          </table:table-cell>
          <table:table-cell office:value-type="float" office:value="0.84094778614811" calcext:value-type="float">
            <text:p>0.84094778614811</text:p>
          </table:table-cell>
          <table:table-cell office:value-type="float" office:value="0.841373203235801" calcext:value-type="float">
            <text:p>0.8413732032358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spase</text:p>
          </table:table-cell>
          <table:table-cell office:value-type="float" office:value="0.779772767484103" calcext:value-type="float">
            <text:p>0.779772767484103</text:p>
          </table:table-cell>
          <table:table-cell office:value-type="float" office:value="0.812444559695131" calcext:value-type="float">
            <text:p>0.812444559695131</text:p>
          </table:table-cell>
          <table:table-cell office:value-type="float" office:value="0.806855864104372" calcext:value-type="float">
            <text:p>0.8068558641043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spase</text:p>
          </table:table-cell>
          <table:table-cell office:value-type="float" office:value="0.815212838401819" calcext:value-type="float">
            <text:p>0.815212838401819</text:p>
          </table:table-cell>
          <table:table-cell office:value-type="float" office:value="0.86334245174717" calcext:value-type="float">
            <text:p>0.86334245174717</text:p>
          </table:table-cell>
          <table:table-cell office:value-type="float" office:value="0.818218713025497" calcext:value-type="float">
            <text:p>0.8182187130254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RG</text:p>
          </table:table-cell>
          <table:table-cell office:value-type="float" office:value="0.48345169682742" calcext:value-type="float">
            <text:p>0.48345169682742</text:p>
          </table:table-cell>
          <table:table-cell office:value-type="float" office:value="0.551836529068871" calcext:value-type="float">
            <text:p>0.551836529068871</text:p>
          </table:table-cell>
          <table:table-cell office:value-type="float" office:value="0.604198966793321" calcext:value-type="float">
            <text:p>0.6041989667933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ERG</text:p>
          </table:table-cell>
          <table:table-cell office:value-type="float" office:value="0.488979823484325" calcext:value-type="float">
            <text:p>0.488979823484325</text:p>
          </table:table-cell>
          <table:table-cell office:value-type="float" office:value="0.572449089659915" calcext:value-type="float">
            <text:p>0.572449089659915</text:p>
          </table:table-cell>
          <table:table-cell office:value-type="float" office:value="0.606791756631195" calcext:value-type="float">
            <text:p>0.6067917566311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ERG</text:p>
          </table:table-cell>
          <table:table-cell office:value-type="float" office:value="0.498984656453262" calcext:value-type="float">
            <text:p>0.498984656453262</text:p>
          </table:table-cell>
          <table:table-cell office:value-type="float" office:value="0.555957977643744" calcext:value-type="float">
            <text:p>0.555957977643744</text:p>
          </table:table-cell>
          <table:table-cell office:value-type="float" office:value="0.582142488281732" calcext:value-type="float">
            <text:p>0.5821424882817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ERG</text:p>
          </table:table-cell>
          <table:table-cell office:value-type="float" office:value="0.528188910289691" calcext:value-type="float">
            <text:p>0.528188910289691</text:p>
          </table:table-cell>
          <table:table-cell office:value-type="float" office:value="0.582449346041325" calcext:value-type="float">
            <text:p>0.582449346041325</text:p>
          </table:table-cell>
          <table:table-cell office:value-type="float" office:value="0.618170322196055" calcext:value-type="float">
            <text:p>0.6181703221960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ERG</text:p>
          </table:table-cell>
          <table:table-cell office:value-type="float" office:value="0.448304533297322" calcext:value-type="float">
            <text:p>0.448304533297322</text:p>
          </table:table-cell>
          <table:table-cell office:value-type="float" office:value="0.536403830923818" calcext:value-type="float">
            <text:p>0.536403830923818</text:p>
          </table:table-cell>
          <table:table-cell office:value-type="float" office:value="0.563465014992404" calcext:value-type="float">
            <text:p>0.5634650149924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-raf</text:p>
          </table:table-cell>
          <table:table-cell office:value-type="float" office:value="0.667480268234812" calcext:value-type="float">
            <text:p>0.667480268234812</text:p>
          </table:table-cell>
          <table:table-cell office:value-type="float" office:value="0.708191153131114" calcext:value-type="float">
            <text:p>0.708191153131114</text:p>
          </table:table-cell>
          <table:table-cell office:value-type="float" office:value="0.725500302927631" calcext:value-type="float">
            <text:p>0.7255003029276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-raf</text:p>
          </table:table-cell>
          <table:table-cell office:value-type="float" office:value="0.72189770587952" calcext:value-type="float">
            <text:p>0.72189770587952</text:p>
          </table:table-cell>
          <table:table-cell office:value-type="float" office:value="0.75725291481152" calcext:value-type="float">
            <text:p>0.75725291481152</text:p>
          </table:table-cell>
          <table:table-cell office:value-type="float" office:value="0.768533546812142" calcext:value-type="float">
            <text:p>0.7685335468121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-raf</text:p>
          </table:table-cell>
          <table:table-cell office:value-type="float" office:value="0.69097490317421" calcext:value-type="float">
            <text:p>0.69097490317421</text:p>
          </table:table-cell>
          <table:table-cell office:value-type="float" office:value="0.763635991170893" calcext:value-type="float">
            <text:p>0.763635991170893</text:p>
          </table:table-cell>
          <table:table-cell office:value-type="float" office:value="0.731050233768842" calcext:value-type="float">
            <text:p>0.7310502337688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-raf</text:p>
          </table:table-cell>
          <table:table-cell office:value-type="float" office:value="0.685593853012075" calcext:value-type="float">
            <text:p>0.685593853012075</text:p>
          </table:table-cell>
          <table:table-cell office:value-type="float" office:value="0.744697754729973" calcext:value-type="float">
            <text:p>0.744697754729973</text:p>
          </table:table-cell>
          <table:table-cell office:value-type="float" office:value="0.739179601720383" calcext:value-type="float">
            <text:p>0.7391796017203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-raf</text:p>
          </table:table-cell>
          <table:table-cell office:value-type="float" office:value="0.667972097811195" calcext:value-type="float">
            <text:p>0.667972097811195</text:p>
          </table:table-cell>
          <table:table-cell office:value-type="float" office:value="0.736443632867213" calcext:value-type="float">
            <text:p>0.736443632867213</text:p>
          </table:table-cell>
          <table:table-cell office:value-type="float" office:value="0.743829051114389" calcext:value-type="float">
            <text:p>0.7438290511143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pioid</text:p>
          </table:table-cell>
          <table:table-cell office:value-type="float" office:value="0.680198863270579" calcext:value-type="float">
            <text:p>0.680198863270579</text:p>
          </table:table-cell>
          <table:table-cell office:value-type="float" office:value="0.617914227948274" calcext:value-type="float">
            <text:p>0.617914227948274</text:p>
          </table:table-cell>
          <table:table-cell office:value-type="float" office:value="0.654349255739835" calcext:value-type="float">
            <text:p>0.6543492557398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pioid</text:p>
          </table:table-cell>
          <table:table-cell office:value-type="float" office:value="0.603188999019653" calcext:value-type="float">
            <text:p>0.603188999019653</text:p>
          </table:table-cell>
          <table:table-cell office:value-type="float" office:value="0.61695284330766" calcext:value-type="float">
            <text:p>0.61695284330766</text:p>
          </table:table-cell>
          <table:table-cell office:value-type="float" office:value="0.602987504109837" calcext:value-type="float">
            <text:p>0.6029875041098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pioid</text:p>
          </table:table-cell>
          <table:table-cell office:value-type="float" office:value="0.636121302428803" calcext:value-type="float">
            <text:p>0.636121302428803</text:p>
          </table:table-cell>
          <table:table-cell office:value-type="float" office:value="0.663697824644388" calcext:value-type="float">
            <text:p>0.663697824644388</text:p>
          </table:table-cell>
          <table:table-cell office:value-type="float" office:value="0.653649126170843" calcext:value-type="float">
            <text:p>0.6536491261708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pioid</text:p>
          </table:table-cell>
          <table:table-cell office:value-type="float" office:value="0.564591998636526" calcext:value-type="float">
            <text:p>0.564591998636526</text:p>
          </table:table-cell>
          <table:table-cell office:value-type="float" office:value="0.631012164376064" calcext:value-type="float">
            <text:p>0.631012164376064</text:p>
          </table:table-cell>
          <table:table-cell office:value-type="float" office:value="0.695210904464386" calcext:value-type="float">
            <text:p>0.6952109044643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pioid</text:p>
          </table:table-cell>
          <table:table-cell office:value-type="float" office:value="0.655266014427585" calcext:value-type="float">
            <text:p>0.655266014427585</text:p>
          </table:table-cell>
          <table:table-cell office:value-type="float" office:value="0.699550864667454" calcext:value-type="float">
            <text:p>0.699550864667454</text:p>
          </table:table-cell>
          <table:table-cell office:value-type="float" office:value="0.672384313087714" calcext:value-type="float">
            <text:p>0.6723843130877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table:formula="of:=AVERAGE([.C2:.C121])" office:value-type="float" office:value="0.556515386406647" calcext:value-type="float">
            <text:p>0.557</text:p>
          </table:table-cell>
          <table:table-cell table:style-name="ce1" table:formula="of:=AVERAGE([.D2:.D121])" office:value-type="float" office:value="0.61404285626563" calcext:value-type="float">
            <text:p>0.614</text:p>
          </table:table-cell>
          <table:table-cell table:style-name="ce1" table:formula="of:=AVERAGE([.E2:.E121])" office:value-type="float" office:value="0.618893763504342" calcext:value-type="float">
            <text:p>0.619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COM.MICROSOFT.STDEV.P([.C2:.C121])" office:value-type="float" office:value="0.11556814397466" calcext:value-type="float">
            <text:p>0.116</text:p>
          </table:table-cell>
          <table:table-cell table:style-name="ce1" table:formula="of:=COM.MICROSOFT.STDEV.P([.D2:.D121])" office:value-type="float" office:value="0.112373592593151" calcext:value-type="float">
            <text:p>0.112</text:p>
          </table:table-cell>
          <table:table-cell table:style-name="ce1" table:formula="of:=COM.MICROSOFT.STDEV.P([.E2:.E121])" office:value-type="float" office:value="0.109278356534802" calcext:value-type="float">
            <text:p>0.109</text:p>
          </table:table-cell>
        </table:table-row>
        <table:table-row table:style-name="ro1">
          <table:table-cell/>
          <table:table-cell table:style-name="ce1" office:value-type="string" calcext:value-type="string">
            <text:p>med</text:p>
          </table:table-cell>
          <table:table-cell table:style-name="ce1" table:formula="of:=MEDIAN([.C2:.C121])" office:value-type="float" office:value="0.545716284117296" calcext:value-type="float">
            <text:p>0.546</text:p>
          </table:table-cell>
          <table:table-cell table:style-name="ce1" table:formula="of:=MEDIAN([.D2:.D121])" office:value-type="float" office:value="0.616665810002551" calcext:value-type="float">
            <text:p>0.617</text:p>
          </table:table-cell>
          <table:table-cell table:style-name="ce1" table:formula="of:=MEDIAN([.E2:.E121])" office:value-type="float" office:value="0.614327823539199" calcext:value-type="float">
            <text:p>0.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8:11:04.702368967</meta:creation-date>
    <dc:date>2024-05-02T18:15:34.424312946</dc:date>
    <meta:editing-duration>PT4M28S</meta:editing-duration>
    <meta:editing-cycles>3</meta:editing-cycles>
    <meta:generator>LibreOffice/7.3.7.2$Linux_X86_64 LibreOffice_project/30$Build-2</meta:generator>
    <meta:document-statistic meta:table-count="1" meta:cell-count="617" meta:object-count="0"/>
  </office:meta>
</office:document-meta>
</file>